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951in" fo:margin-left="0.0299in" table:align="left" style:writing-mode="lr-tb"/>
    </style:style>
    <style:style style:name="Tabela1.A" style:family="table-column">
      <style:table-column-properties style:column-width="1.2771in"/>
    </style:style>
    <style:style style:name="Tabela1.B" style:family="table-column">
      <style:table-column-properties style:column-width="1.5125in"/>
    </style:style>
    <style:style style:name="Tabela1.C" style:family="table-column">
      <style:table-column-properties style:column-width="3.9056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3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11e611" officeooo:paragraph-rsid="0011e611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19adef" officeooo:paragraph-rsid="0019adef"/>
    </style:style>
    <style:style style:name="P5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1e611" officeooo:paragraph-rsid="0011e611"/>
    </style:style>
    <style:style style:name="P6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1e611"/>
    </style:style>
    <style:style style:name="P7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7b57b"/>
    </style:style>
    <style:style style:name="P8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9adef" officeooo:paragraph-rsid="0019adef"/>
    </style:style>
    <style:style style:name="P9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7b57b" officeooo:paragraph-rsid="0017b57b"/>
    </style:style>
    <style:style style:name="P10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7b57b" officeooo:paragraph-rsid="001b9324"/>
    </style:style>
    <style:style style:name="P11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12" style:family="paragraph" style:parent-style-name="Heading_20_3">
      <style:paragraph-properties>
        <style:tab-stops>
          <style:tab-stop style:position="0in"/>
        </style:tab-stops>
      </style:paragraph-properties>
      <style:text-properties officeooo:paragraph-rsid="0017b57b"/>
    </style:style>
    <style:style style:name="P13" style:family="paragraph" style:parent-style-name="Heading_20_3">
      <style:paragraph-properties>
        <style:tab-stops>
          <style:tab-stop style:position="0in"/>
        </style:tab-stops>
      </style:paragraph-properties>
      <style:text-properties officeooo:rsid="0019adef" officeooo:paragraph-rsid="0019adef"/>
    </style:style>
    <style:style style:name="P14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T1" style:family="text">
      <style:text-properties officeooo:rsid="0011e611"/>
    </style:style>
    <style:style style:name="T2" style:family="text">
      <style:text-properties officeooo:rsid="0017b57b"/>
    </style:style>
    <style:style style:name="T3" style:family="text">
      <style:text-properties style:text-underline-style="solid" style:text-underline-width="auto" style:text-underline-color="font-color" officeooo:rsid="0017b57b"/>
    </style:style>
    <style:style style:name="T4" style:family="text">
      <style:text-properties style:text-underline-style="solid" style:text-underline-width="auto" style:text-underline-color="font-color" officeooo:rsid="0019adef"/>
    </style:style>
    <style:style style:name="T5" style:family="text">
      <style:text-properties style:text-underline-style="none" officeooo:rsid="0017b57b"/>
    </style:style>
    <style:style style:name="T6" style:family="text">
      <style:text-properties style:text-underline-style="none" officeooo:rsid="0019adef"/>
    </style:style>
    <style:style style:name="T7" style:family="text">
      <style:text-properties officeooo:rsid="0019adef"/>
    </style:style>
    <style:style style:name="T8" style:family="text">
      <style:text-properties officeooo:rsid="001a4f1c"/>
    </style:style>
    <style:style style:name="T9" style:family="text">
      <style:text-properties officeooo:rsid="001b9324"/>
    </style:style>
    <style:style style:name="T10" style:family="text">
      <style:text-properties officeooo:rsid="001e0d8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4" text:outline-level="2"><text:file-name text:display="name">UC03.10.02 - Alterar Espaç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3" office:value-type="date" office:date-value="2011-04-07">
            <text:p text:style-name="P2">04/07/11</text:p>
          </table:table-cell>
          <table:table-cell table:style-name="Tabela1.A2" office:value-type="string">
            <text:p text:style-name="P2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1" text:outline-level="3">Pré-condições</text:h>
      <text:list xml:id="list119938986" text:style-name="WW8Num5">
        <text:list-item>
          <text:p text:style-name="P5">Usuário deve ter permissão de acesso;</text:p>
        </text:list-item>
        <text:list-item>
          <text:p text:style-name="P6"><text:span text:style-name="T1">Usuário acionou a opção </text:span><text:span text:style-name="T7">Alterar de um espaço específico</text:span><text:span text:style-name="T2"> no caso de uso base;</text:span></text:p>
        </text:list-item>
      </text:list>
      <text:h text:style-name="P11" text:outline-level="3">Atores</text:h>
      <text:p text:style-name="Text_20_body">Coordenador (primário)</text:p>
      <text:h text:style-name="P11" text:outline-level="3">Fluxo Principal</text:h>
      <text:list xml:id="list1550831503" text:continue-list="list119938986" text:style-name="WW8Num5">
        <text:list-item text:start-value="1">
          <text:p text:style-name="P6"><text:span text:style-name="T1">Sistema </text:span><text:span text:style-name="T7">exibe</text:span><text:span text:style-name="T2">:</text:span></text:p>
          <text:list>
            <text:list-item>
              <text:p text:style-name="P5">Nome do espaço</text:p>
            </text:list-item>
            <text:list-item>
              <text:p text:style-name="P5">Capacidade</text:p>
            </text:list-item>
          </text:list>
        </text:list-item>
        <text:list-item>
          <text:p text:style-name="P6"><text:span text:style-name="T2">Sistema exibe as o</text:span><text:span text:style-name="T1">pç</text:span><text:span text:style-name="T2">ões</text:span><text:span text:style-name="T1"> </text:span><text:span text:style-name="T2">Salvar e Cancelar;</text:span></text:p>
        </text:list-item>
        <text:list-item>
          <text:p text:style-name="P8">Usuário altera as informações da sala;</text:p>
        </text:list-item>
        <text:list-item>
          <text:p text:style-name="P9">Usuário aciona a opção Salvar;</text:p>
        </text:list-item>
        <text:list-item>
          <text:p text:style-name="P10"><text:span text:style-name="T8">Sistema exibe a mensagem 'Espaço </text:span><text:span text:style-name="T9">alterado</text:span><text:span text:style-name="T8"> com sucesso' e volta ao passo 1 do caso de uso base;</text:span></text:p>
        </text:list-item>
      </text:list>
      <text:h text:style-name="P13" text:outline-level="3">Fluxo Alternativo 1</text:h>
      <text:list xml:id="list1510886725" text:continue-list="list1550831503" text:style-name="WW8Num5">
        <text:list-item text:start-value="1">
          <text:p text:style-name="P8">Usuário configurou uma capacidade menor que o número de alunos inscritos para uma turma neste espaço, cuja turma esteja nas situações PLANEJADA <text:span text:style-name="T10">ou</text:span> LIBERADA;</text:p>
        </text:list-item>
        <text:list-item>
          <text:p text:style-name="P8">Sistema exibe uma mensagem de erro e volta ao passo 1;</text:p>
        </text:list-item>
      </text:list>
      <text:h text:style-name="P12" text:outline-level="3">Pós-condições</text:h>
      <text:list xml:id="list731904288" text:continue-list="list1510886725" text:style-name="WW8Num5">
        <text:list-item text:start-value="1">
          <text:p text:style-name="P7"><text:span text:style-name="T2">Sistema </text:span><text:span text:style-name="T7">alterou o </text:span><text:span text:style-name="T2">espaço;</text:span></text:p>
        </text:list-item>
        <text:list-item>
          <text:p text:style-name="P7"><text:span text:style-name="T2">Sistema registrou no log de auditoria, para o usuário logado, a seguinte mensagem: “</text:span><text:span text:style-name="T7">Alterado </text:span><text:span text:style-name="T2">o espaço. </text:span><text:span text:style-name="T7">do</text:span><text:span text:style-name="T2"> nome </text:span><text:span text:style-name="T3">Híbrida 1</text:span><text:span text:style-name="T5"> </text:span><text:span text:style-name="T6">para </text:span><text:span text:style-name="T4">Outra Coisa</text:span><text:span text:style-name="T5">, com capacidade de </text:span><text:span text:style-name="T3">30</text:span><text:span text:style-name="T5"> </text:span><text:span text:style-name="T6">para </text:span><text:span text:style-name="T4">20</text:span><text:span text:style-name="T6"> </text:span><text:span text:style-name="T5">alunos.”</text:span></text:p>
        </text:list-item>
      </text:list>
      <text:h text:style-name="P11" text:outline-level="3">Regras de Negócio</text:h>
      <text:p text:style-name="P4">RN0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1-07-05T21:56:23</dc:date>
    <meta:editing-cycles>18</meta:editing-cycles>
    <meta:editing-duration>PT00H29M45S</meta:editing-duration>
    <meta:generator>OpenOffice.org/3.2$Linux OpenOffice.org_project/320m19$Build-9505</meta:generator>
    <meta:document-statistic meta:table-count="1" meta:image-count="0" meta:object-count="0" meta:page-count="1" meta:paragraph-count="29" meta:word-count="178" meta:character-count="1038"/>
    <meta:user-defined meta:name="_DocHome" meta:value-type="float">1971586133</meta:user-defined>
  </office:meta>
</office:document-meta>
</file>